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1576ea" officeooo:paragraph-rsid="001576ea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1576ea"/>
    </style:style>
    <style:style style:name="T1" style:family="text">
      <style:text-properties officeooo:rsid="001576ea"/>
    </style:style>
    <style:style style:name="T2" style:family="text">
      <style:text-properties officeooo:rsid="00040d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area 1.2</text:h>
      <text:p text:style-name="Standard"/>
      <text:p text:style-name="P2">Navega y busca un ejemplo de página web con equilibrio visual y otra con tensión compositiva. Luego justifica tu elección.<text:line-break/></text:p>
      <text:p text:style-name="P3">El ejemplo <text:span text:style-name="T2"><text:s/>página web de vehículos Tesla </text:span><text:a xlink:type="simple" xlink:href="https://www.tesla.com/" text:style-name="Internet_20_link" text:visited-style-name="Visited_20_Internet_20_Link"><text:span text:style-name="T2">https://www.tesla.com/</text:span></text:a><text:span text:style-name="T2">, </text:span>me parece un ejemplo bueno de una página web con un buen equilibrio visual, la vision te va al centro y tiene una buena simetria.</text:p>
      <text:p text:style-name="P3"/>
      <text:p text:style-name="P4"><text:span text:style-name="T1">Otro ejemplo de página web con un buen equilibrio visual es la página da Apple </text:span><text:a xlink:type="simple" xlink:href="https://www.apple.com/" text:style-name="Internet_20_link" text:visited-style-name="Visited_20_Internet_20_Link"><text:span text:style-name="T1">https://www.apple.com/</text:span></text:a><text:span text:style-name="T1"> la vista inicialmete se dirije hacia el centro del diseño</text:span>. <text:span text:style-name="T1">Creo que su composición refleja un</text:span> esquema compositivo <text:span text:style-name="T1">que </text:span>refleja estabilidad, calma y estatismo. <text:span text:style-name="T1">También creo que tiene</text:span> una distribución armónica de los elementos. </text:p>
      <text:p text:style-name="P4"/>
      <text:p text:style-name="P3">Por otro lado una página web con tensión compositiva me parece la de la <text:span text:style-name="T2">escuela de arte de Yale en Connecticut. </text:span><text:a xlink:type="simple" xlink:href="http://art.yale.edu/" text:style-name="Internet_20_link" text:visited-style-name="Visited_20_Internet_20_Link"><text:span text:style-name="T2">http://art.yale.edu/</text:span></text:a><text:span text:style-name="T2">, </text:span>La visión al cargar la página se dirige hacia la izquierd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17:21:05.173000000</meta:creation-date>
    <dc:date>2024-09-25T17:46:04.764000000</dc:date>
    <meta:editing-duration>PT1M57S</meta:editing-duration>
    <meta:editing-cycles>2</meta:editing-cycles>
    <meta:generator>LibreOffice/7.6.5.2$Windows_X86_64 LibreOffice_project/38d5f62f85355c192ef5f1dd47c5c0c0c6d6598b</meta:generator>
    <meta:print-date>2024-09-25T17:45:37.916000000</meta:print-date>
    <meta:printed-by>Archivos PDF</meta:printed-by>
    <meta:document-statistic meta:table-count="0" meta:image-count="0" meta:object-count="0" meta:page-count="1" meta:paragraph-count="5" meta:word-count="138" meta:character-count="847" meta:non-whitespace-character-count="711"/>
  </office:meta>
</office:document-meta>
</file>